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P1" style:family="paragraph" style:parent-style-name="Text_20_body">
      <style:text-properties fo:font-style="italic" fo:font-weight="normal" style:font-style-asian="italic" style:font-weight-asian="normal" style:font-style-complex="italic" style:font-weight-complex="normal"/>
    </style:style>
    <style:style style:name="P2" style:family="paragraph" style:parent-style-name="Text_20_body">
      <style:text-properties fo:font-style="normal" style:font-style-asian="normal" style:font-style-complex="normal"/>
    </style:style>
    <style:style style:name="P3" style:family="paragraph" style:parent-style-name="List" style:list-style-name="List_20_1"/>
    <style:style style:name="P4" style:family="paragraph" style:parent-style-name="List" style:list-style-name="L2"/>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style-asian="italic"/>
    </style:style>
    <style:style style:name="T5" style:family="text">
      <style:text-properties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h text:style-name="Heading_20_1" text:outline-level="1">Introduction</text:h>
      <text:p text:style-name="Text_20_body">The Blue Gene Navigator is the administrative GUI for the Blue Gene/Q.</text:p>
      <text:h text:style-name="Heading_20_2" text:outline-level="2">Users</text:h>
      <text:p text:style-name="Text_20_body"><text:span text:style-name="T2">System administrators</text:span> are administering the Blue Gene. Their daily tasks include monitoring the system for problems, diagnosing any problems, and fixing the problem. They install new releases and <text:s/>patches when they're available. They make updates to the system configuration when things change. They like to know that their user's applications are running smoothly on their system.</text:p>
      <text:p text:style-name="Text_20_body">The Blue Gene exists in a larger system that includes schedulers (such as LoadLeveler), network switches, and file servers. The BG system administrator is typically monitoring these parts, too.</text:p>
      <text:p text:style-name="P2">System administrators use the Navigator to:</text:p>
      <text:list xml:id="list907392222" text:style-name="L2">
        <text:list-item>
          <text:p text:style-name="P4">Diagnose problems</text:p>
        </text:list-item>
        <text:list-item>
          <text:p text:style-name="P4">Check the status of the system</text:p>
        </text:list-item>
        <text:list-item>
          <text:p text:style-name="P4">Prepare and end service actions</text:p>
        </text:list-item>
        <text:list-item>
          <text:p text:style-name="P4">Start and monitor diagnostics runs</text:p>
        </text:list-item>
        <text:list-item>
          <text:p text:style-name="P4">Monitor the system.</text:p>
        </text:list-item>
      </text:list>
      <text:p text:style-name="Text_20_body"><text:span text:style-name="T2">End users</text:span><text:span text:style-name="T3"> are running jobs on the BG. In most BG installations, they submit a job through a scheduler such as LoadLeveler. If an end user's job fails they may want to get more information as to why the job failed and the job scheduler may not provide the information for them. So they probably just submit their job again and if it fails again they talk to a system administrator who will use the Navigator to check the job error text or RAS events associated with the job. It might prove easier for administrators to give end users access to the Navigator so they can look themselves.</text:span></text:p>
      <text:h text:style-name="Heading_20_1" text:outline-level="1"><text:span text:style-name="T3">Run-time</text:span></text:h>
      <text:p text:style-name="Text_20_body"><text:span text:style-name="T3">From a run-time perspective, administrators are mostly interested in what jobs are running on their system (they would also like to see what jobs are queued in the job scheduler but that's outside the BG). </text:span></text:p>
      <text:p text:style-name="Text_20_body"><text:span text:style-name="T3">Admins would like to check if any jobs are “hung” (maybe see what jobs have been around the longest, sorting by start time).</text:span></text:p>
      <text:p text:style-name="Text_20_body"><text:span text:style-name="T3">Admins want to know about “hung” blocks (blocks where the state hasn't changed in a long time).</text:span></text:p>
      <text:p text:style-name="Text_20_body"><text:span text:style-name="T3">There should be a view of the system showing what jobs are running.</text:span></text:p>
      <text:h text:style-name="Heading_20_1" text:outline-level="1">Hardware</text:h>
      <text:p text:style-name="Standard"/>
      <text:p text:style-name="P1">Database tables:</text:p>
      <text:p text:style-name="Text_20_body"/>
      <text:p text:style-name="Text_20_body">name (Naming Convention name if different or N/A if doesn't have a name)</text:p>
      <text:p text:style-name="Text_20_body"><text:soft-page-break/></text:p>
      <text:list xml:id="list822413900" text:style-name="List_20_1">
        <text:list-item>
          <text:p text:style-name="P3">Machine</text:p>
        </text:list-item>
        <text:list-item>
          <text:p text:style-name="P3">MachineSubnet (N/A)</text:p>
        </text:list-item>
        <text:list-item>
          <text:p text:style-name="P3">NetConfig (N/A)</text:p>
        </text:list-item>
        <text:list-item>
          <text:p text:style-name="P3">Midplane</text:p>
        </text:list-item>
        <text:list-item>
          <text:p text:style-name="P3">NodeCard (Node Board)</text:p>
        </text:list-item>
        <text:list-item>
          <text:p text:style-name="P3">NodeCardDCA (DCA on Node Board)</text:p>
        </text:list-item>
        <text:list-item>
          <text:p text:style-name="P3">Node (Compute Card)</text:p>
        </text:list-item>
        <text:list-item>
          <text:p text:style-name="P3">ServiceCard</text:p>
        </text:list-item>
        <text:list-item>
          <text:p text:style-name="P3">ClockCard</text:p>
        </text:list-item>
        <text:list-item>
          <text:p text:style-name="P3">BulkPowerSupply (Power Module)</text:p>
        </text:list-item>
        <text:list-item>
          <text:p text:style-name="P3">Switch (N/A)</text:p>
        </text:list-item>
        <text:list-item>
          <text:p text:style-name="P3">Cable (N/A)</text:p>
        </text:list-item>
        <text:list-item>
          <text:p text:style-name="P3">LinkChip (Link Module on Node Board)</text:p>
        </text:list-item>
        <text:list-item>
          <text:p text:style-name="P3">IORack (I/O Rack)</text:p>
        </text:list-item>
        <text:list-item>
          <text:p text:style-name="P3">IODrawer (I/O Drawer)</text:p>
        </text:list-item>
        <text:list-item>
          <text:p text:style-name="P3">IOAdapter (PCI Adapter Card)</text:p>
        </text:list-item>
        <text:list-item>
          <text:p text:style-name="P3">FanModule (Fan? Maybe not updated yet)</text:p>
        </text:list-item>
        <text:list-item>
          <text:p text:style-name="P3">IONode (Compute Card on I/O Board)</text:p>
        </text:list-item>
        <text:list-item>
          <text:p text:style-name="P3">IOLinkChip (Link Module on I/O Board)</text:p>
        </text:list-item>
        <text:list-item>
          <text:p text:style-name="P3">Icon (N/A)</text:p>
        </text:list-item>
      </text:list>
      <text:p text:style-name="Text_20_body"/>
      <text:h text:style-name="Heading_20_1" text:outline-level="1">Environmental Monitoring</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h" style:country-asian="CN" style:font-name-complex="DejaVu LGC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Brant Knudson</meta:initial-creator>
    <meta:creation-date>2010-08-24T10:09:46</meta:creation-date>
    <meta:generator>OpenOffice.org/3.2$Unix OpenOffice.org_project/320m12$Build-9483</meta:generator>
    <dc:date>2010-08-24T15:04:23</dc:date>
    <dc:creator>Brant Knudson</dc:creator>
    <meta:editing-duration>PT04H54M37S</meta:editing-duration>
    <meta:editing-cycles>24</meta:editing-cycles>
    <meta:document-statistic meta:table-count="0" meta:image-count="0" meta:object-count="0" meta:page-count="2" meta:paragraph-count="41" meta:word-count="427" meta:character-count="2476"/>
  </office:meta>
</office:document-meta>
</file>